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2400000064A3BD75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color="#00008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80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cm" svg:height="1.5cm" svg:x="1cm" svg:y="0.8cm">
          <draw:text-box>
            <text:p text:style-name="P1"><text:span text:style-name="T1">Title :</text:span></text:p>
          </draw:text-box>
        </draw:frame>
        <draw:frame draw:name="my_title" draw:style-name="gr2" draw:text-style-name="P2" draw:layer="layout" svg:width="8cm" svg:height="2.25cm" svg:x="4cm" svg:y="0.8cm">
          <draw:text-box>
            <text:p text:style-name="P2"><text:span text:style-name="T2">Text to replace</text:span></text:p>
          </draw:text-box>
        </draw:frame>
        <draw:frame draw:style-name="gr3" draw:text-style-name="P3" draw:layer="layout" svg:width="6.61cm" svg:height="1.206cm" svg:x="13.39cm" svg:y="1.1cm">
          <draw:image xlink:href="Pictures/100000000000022400000064A3BD75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bien MORIN</meta:initial-creator>
    <meta:creation-date>2009-12-11T13:51:14</meta:creation-date>
    <dc:date>2009-12-11T13:54:26</dc:date>
    <dc:creator>Fabien MORIN</dc:creator>
    <meta:editing-duration>PT00H03M12S</meta:editing-duration>
    <meta:editing-cycles>2</meta:editing-cycles>
    <meta:generator>OpenOffice.org/3.0$Unix OpenOffice.org_project/300m15$Build-9379</meta:generator>
    <meta:document-statistic meta:object-count="3"/>
  </office:meta>
</office:document-meta>
</file>